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one_lstm_metrics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0.0000000000000154395629939726" calcext:value-type="float">
            <text:p>1.54395629939726E-14</text:p>
          </table:table-cell>
          <table:table-cell office:value-type="float" office:value="0.00000202263202735558" calcext:value-type="float">
            <text:p>2.02263202735558E-06</text:p>
          </table:table-cell>
          <table:table-cell office:value-type="float" office:value="0.0000000000000858742335867282" calcext:value-type="float">
            <text:p>8.58742335867282E-1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0000000000000154395629939726" calcext:value-type="float">
            <text:p>1.54395629939726E-14</text:p>
          </table:table-cell>
          <table:table-cell office:value-type="float" office:value="-1" calcext:value-type="float">
            <text:p>-1</text:p>
          </table:table-cell>
          <table:table-cell office:value-type="float" office:value="0.0000228078433371294" calcext:value-type="float">
            <text:p>2.28078433371294E-05</text:p>
          </table:table-cell>
          <table:table-cell office:value-type="float" office:value="0.729572691454698" calcext:value-type="float">
            <text:p>0.72957269145469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00000202263202735558" calcext:value-type="float">
            <text:p>2.02263202735558E-06</text:p>
          </table:table-cell>
          <table:table-cell table:style-name="ce3" office:value-type="float" office:value="0.0000228078433371294" calcext:value-type="float">
            <text:p>2.28078433371294E-05</text:p>
          </table:table-cell>
          <table:table-cell office:value-type="float" office:value="-1" calcext:value-type="float">
            <text:p>-1</text:p>
          </table:table-cell>
          <table:table-cell office:value-type="float" office:value="0.0000558329820933233" calcext:value-type="float">
            <text:p>5.58329820933233E-0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000000000000858742335867282" calcext:value-type="float">
            <text:p>8.58742335867282E-14</text:p>
          </table:table-cell>
          <table:table-cell office:value-type="float" office:value="0.729572691454698" calcext:value-type="float">
            <text:p>0.729572691454698</text:p>
          </table:table-cell>
          <table:table-cell table:style-name="ce3" office:value-type="float" office:value="0.0000558329820933233" calcext:value-type="float">
            <text:p>5.58329820933233E-0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5:40:09.353131050</dc:date>
    <meta:editing-duration>PT41S</meta:editing-duration>
    <meta:editing-cycles>1</meta:editing-cycles>
    <meta:generator>LibreOffice/6.0.7.3$Linux_X86_64 LibreOffice_project/00m0$Build-3</meta:generator>
    <meta:document-statistic meta:table-count="1" meta:cell-count="25" meta:object-count="0"/>
  </office:meta>
</office:document-meta>
</file>